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8.47mm"/>
    </style:style>
    <style:style style:name="co5" style:family="table-column">
      <style:table-column-properties fo:break-before="auto" style:column-width="43.02mm"/>
    </style:style>
    <style:style style:name="co6" style:family="table-column">
      <style:table-column-properties fo:break-before="auto" style:column-width="40.83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508f" fo:font-size="13pt" style:font-size-asian="13pt" style:font-size-complex="13pt"/>
    </style:style>
    <style:style style:name="ce2" style:family="table-cell" style:parent-style-name="Default" style:data-style-name="N61">
      <style:text-properties fo:color="#00508f" fo:font-size="13pt" style:font-size-asian="13pt" style:font-size-complex="13pt"/>
    </style:style>
    <style:style style:name="ce3" style:family="table-cell" style:parent-style-name="Default">
      <style:text-properties fo:color="#ce181e" fo:font-size="13pt" style:font-size-asian="13pt" style:font-size-complex="13pt"/>
    </style:style>
    <style:style style:name="ce4" style:family="table-cell" style:parent-style-name="Default" style:data-style-name="N4">
      <style:text-properties fo:color="#ce181e" fo:font-size="13pt" style:font-size-asian="13pt" style:font-size-complex="13pt"/>
    </style:style>
    <style:style style:name="ce5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5"/>
        <table:table-row table:style-name="ro1">
          <table:table-cell/>
          <table:table-cell office:value-type="string" calcext:value-type="string">
            <text:p><text:s text:c="21"/></text:p>
          </table:table-cell>
          <table:table-cell table:style-name="ce1" office:value-type="string" calcext:value-type="string">
            <text:p>IncMSE</text:p>
          </table:table-cell>
          <table:table-cell table:number-columns-repeated="2"/>
          <table:table-cell table:style-name="ce3" office:value-type="string" calcext:value-type="string">
            <text:p><text:s/>IncNodePur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um_creatinine</text:p>
          </table:table-cell>
          <table:table-cell office:value-type="float" office:value="0.0378326304" calcext:value-type="float">
            <text:p>3.78E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_creatinine</text:p>
          </table:table-cell>
          <table:table-cell office:value-type="float" office:value="11.8395856" calcext:value-type="float">
            <text:p>11.84</text:p>
          </table:table-cell>
          <table:table-cell table:formula="of:=[.A2]+[.D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jection_fraction</text:p>
          </table:table-cell>
          <table:table-cell office:value-type="float" office:value="0.0343291905" calcext:value-type="float">
            <text:p>3.43E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jection_fraction</text:p>
          </table:table-cell>
          <table:table-cell office:value-type="float" office:value="10.710593" calcext:value-type="float">
            <text:p>10.71</text:p>
          </table:table-cell>
          <table:table-cell table:formula="of:=[.A3]+[.D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e</text:p>
          </table:table-cell>
          <table:table-cell office:value-type="float" office:value="0.0153304715" calcext:value-type="float">
            <text:p>1.53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</text:p>
          </table:table-cell>
          <table:table-cell office:value-type="float" office:value="8.5758509" calcext:value-type="float">
            <text:p>8.58</text:p>
          </table:table-cell>
          <table:table-cell table:formula="of:=[.A4]+[.D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inine_phosphokinase</text:p>
          </table:table-cell>
          <table:table-cell office:value-type="float" office:value="0.0007272733" calcext:value-type="float">
            <text:p>7.27E-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inine_phosphokinase</text:p>
          </table:table-cell>
          <table:table-cell office:value-type="float" office:value="7.2593743" calcext:value-type="float">
            <text:p>7.26</text:p>
          </table:table-cell>
          <table:table-cell table:formula="of:=[.A5]+[.D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um_sodium</text:p>
          </table:table-cell>
          <table:table-cell office:value-type="float" office:value="0.0071956355" calcext:value-type="float">
            <text:p>7.20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um_sodium</text:p>
          </table:table-cell>
          <table:table-cell office:value-type="float" office:value="6.4926709" calcext:value-type="float">
            <text:p>6.49</text:p>
          </table:table-cell>
          <table:table-cell table:formula="of:=[.A6]+[.D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float" office:value="0.0016350299" calcext:value-type="float">
            <text:p>1.64E-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der</text:p>
          </table:table-cell>
          <table:table-cell office:value-type="float" office:value="1.1173999" calcext:value-type="float">
            <text:p>1.12</text:p>
          </table:table-cell>
          <table:table-cell table:formula="of:=[.A7]+[.D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telets</text:p>
          </table:table-cell>
          <table:table-cell office:value-type="float" office:value="0.0002469159" calcext:value-type="float">
            <text:p>2.47E-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telets</text:p>
          </table:table-cell>
          <table:table-cell office:value-type="float" office:value="6.795239" calcext:value-type="float">
            <text:p>6.80</text:p>
          </table:table-cell>
          <table:table-cell table:formula="of:=[.A8]+[.D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ood_pressure</text:p>
          </table:table-cell>
          <table:table-cell office:value-type="float" office:value="-0.0016778941" calcext:value-type="float">
            <text:p>-1.68E-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od_pressure</text:p>
          </table:table-cell>
          <table:table-cell office:value-type="float" office:value="1.1294122" calcext:value-type="float">
            <text:p>1.13</text:p>
          </table:table-cell>
          <table:table-cell table:formula="of:=[.A9]+[.D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oking</text:p>
          </table:table-cell>
          <table:table-cell office:value-type="float" office:value="0.0003681428" calcext:value-type="float">
            <text:p>3.68E-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oking</text:p>
          </table:table-cell>
          <table:table-cell office:value-type="float" office:value="0.9481442" calcext:value-type="float">
            <text:p>0.95</text:p>
          </table:table-cell>
          <table:table-cell table:formula="of:=[.A10]+[.D1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emia</text:p>
          </table:table-cell>
          <table:table-cell office:value-type="float" office:value="-0.0005908551" calcext:value-type="float">
            <text:p>-5.91E-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aemia</text:p>
          </table:table-cell>
          <table:table-cell office:value-type="float" office:value="1.0617441" calcext:value-type="float">
            <text:p>1.06</text:p>
          </table:table-cell>
          <table:table-cell table:formula="of:=[.A11]+[.D1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abetes</text:p>
          </table:table-cell>
          <table:table-cell office:value-type="float" office:value="-0.0001414002" calcext:value-type="float">
            <text:p>-1.41E-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betes</text:p>
          </table:table-cell>
          <table:table-cell office:value-type="float" office:value="1.0249345" calcext:value-type="float">
            <text:p>1.02</text:p>
          </table:table-cell>
          <table:table-cell table:formula="of:=[.A12]+[.D12]" office:value-type="float" office:value="19" calcext:value-type="float">
            <text:p>19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2">
          <table:table-cell/>
          <table:table-cell office:value-type="string" calcext:value-type="string">
            <text:p><text:s/>death_event ~ serum_creatinine + ejection_frac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wo_features</text:p>
          </table:table-cell>
          <table:table-cell/>
          <table:table-cell office:value-type="string" calcext:value-type="string">
            <text:p>all_features</text:p>
          </table:table-cell>
          <table:table-cell/>
          <table:table-cell office:value-type="string" calcext:value-type="string">
            <text:p>three_feature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andom forest</text:p>
          </table:table-cell>
          <table:table-cell/>
          <table:table-cell office:value-type="string" calcext:value-type="string">
            <text:p>random forest</text:p>
          </table:table-cell>
          <table:table-cell/>
          <table:table-cell office:value-type="string" calcext:value-type="string">
            <text:p>random fores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CC</text:p>
          </table:table-cell>
          <table:table-cell/>
          <table:table-cell office:value-type="string" calcext:value-type="string">
            <text:p>MCC</text:p>
          </table:table-cell>
          <table:table-cell/>
          <table:table-cell office:value-type="string" calcext:value-type="string">
            <text:p>MC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36" calcext:value-type="float">
            <text:p>0.36</text:p>
          </table:table-cell>
          <table:table-cell/>
          <table:table-cell office:value-type="float" office:value="0.23" calcext:value-type="float">
            <text:p>0.2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26" calcext:value-type="float">
            <text:p>0.26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57" calcext:value-type="float">
            <text:p>0.5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51" calcext:value-type="float">
            <text:p>0.51</text:p>
          </table:table-cell>
          <table:table-cell/>
          <table:table-cell office:value-type="float" office:value="0.46" calcext:value-type="float">
            <text:p>0.46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42" calcext:value-type="float">
            <text:p>0.42</text:p>
          </table:table-cell>
          <table:table-cell/>
          <table:table-cell office:value-type="float" office:value="0.41" calcext:value-type="float">
            <text:p>0.41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24" calcext:value-type="float">
            <text:p>0.24</text:p>
          </table:table-cell>
          <table:table-cell/>
          <table:table-cell office:value-type="float" office:value="0.46" calcext:value-type="float">
            <text:p>0.46</text:p>
          </table:table-cell>
          <table:table-cell/>
          <table:table-cell office:value-type="float" office:value="0.49" calcext:value-type="float">
            <text:p>0.4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42" calcext:value-type="float">
            <text:p>0.42</text:p>
          </table:table-cell>
          <table:table-cell/>
          <table:table-cell office:value-type="float" office:value="0.43" calcext:value-type="float">
            <text:p>0.4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29" calcext:value-type="float">
            <text:p>0.29</text:p>
          </table:table-cell>
          <table:table-cell/>
          <table:table-cell office:value-type="float" office:value="0.41" calcext:value-type="float">
            <text:p>0.4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43" calcext:value-type="float">
            <text:p>0.43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54" calcext:value-type="float">
            <text:p>0.54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table:formula="of:=MEDIAN([.B5:.B14])" office:value-type="float" office:value="0.425" calcext:value-type="float">
            <text:p>0.425</text:p>
          </table:table-cell>
          <table:table-cell table:style-name="ce1"/>
          <table:table-cell table:style-name="ce1" table:formula="of:=MEDIAN([.D5:.D14])" office:value-type="float" office:value="0.385" calcext:value-type="float">
            <text:p>0.385</text:p>
          </table:table-cell>
          <table:table-cell table:style-name="ce1"/>
          <table:table-cell table:style-name="ce1" table:formula="of:=MEDIAN([.F5:.F14])" office:value-type="float" office:value="0.42" calcext:value-type="float">
            <text:p>0.42</text:p>
          </table:table-cell>
          <table:table-cell table:style-name="ce1" table:number-columns-repeated="1018"/>
        </table:table-row>
      </table:table>
      <table:named-expressions/>
      <table:database-ranges>
        <table:database-range table:name="__Anonymous_Sheet_DB__0" table:target-range-address="Sheet1.A2:Sheet1.G1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00-00-00</text:date>, <text:time style:data-style-name="N2" text:time-value="15:58:40.718013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36:02.918408665</meta:creation-date>
    <dc:date>2019-01-18T16:02:27.015932900</dc:date>
    <meta:editing-duration>PT40M10S</meta:editing-duration>
    <meta:editing-cycles>4</meta:editing-cycles>
    <meta:generator>LibreOffice/6.0.7.3$Linux_X86_64 LibreOffice_project/00m0$Build-3</meta:generator>
    <meta:document-statistic meta:table-count="2" meta:cell-count="124" meta:object-count="0"/>
  </office:meta>
</office:document-meta>
</file>